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53mm"/>
    </style:style>
    <style:style style:name="co2" style:family="table-column">
      <style:table-column-properties fo:break-before="auto" style:column-width="41.3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table:number-columns-repeated="4"/>
          <table:table-cell office:value-type="string" calcext:value-type="string">
            <text:p>Synonym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verywhe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 templat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y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ynonym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yn of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ynonym of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 sec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`=synonym=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`=synonyms=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 templat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y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ynonym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yn of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ynonym of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axlink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er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b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b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abe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entio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ink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ikipedi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te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R:American Heritage Dictionar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R:AH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R:Dictionary.com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R:OCD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R:ODS onlin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R:RHC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pedialit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pedlink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projectlink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 link</text:p>
          </table:table-cell>
          <table:table-cell/>
          <table:table-cell office:value-type="string" calcext:value-type="string">
            <text:p>[[…]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.00.0000</text:date>, <text:time style:data-style-name="N2" text:time-value="18:29:44.84218427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8:24:39.660822463</meta:creation-date>
    <dc:date>2019-10-14T19:36:12.709143200</dc:date>
    <meta:editing-duration>PT1H53S</meta:editing-duration>
    <meta:editing-cycles>32</meta:editing-cycles>
    <meta:generator>LibreOffice/6.0.7.3$Linux_X86_64 LibreOffice_project/00m0$Build-3</meta:generator>
    <meta:document-statistic meta:table-count="1" meta:cell-count="39" meta:object-count="0"/>
  </office:meta>
</office:document-meta>
</file>